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d7322" officeooo:paragraph-rsid="000d7322"/>
    </style:style>
    <style:style style:name="P3" style:family="paragraph" style:parent-style-name="Standard">
      <style:paragraph-properties fo:text-align="start" style:justify-single-word="false"/>
      <style:text-properties fo:font-weight="bold" officeooo:rsid="000f0d75" officeooo:paragraph-rsid="000f0d7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italic" fo:font-weight="bold" officeooo:rsid="000eda4c" officeooo:paragraph-rsid="000eda4c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0eda4c" officeooo:paragraph-rsid="000eda4c"/>
    </style:style>
    <style:style style:name="P7" style:family="paragraph" style:parent-style-name="Standard">
      <style:paragraph-properties fo:text-align="start" style:justify-single-word="false"/>
      <style:text-properties officeooo:rsid="000f0d75" officeooo:paragraph-rsid="000f0d75"/>
    </style:style>
    <style:style style:name="P8" style:family="paragraph" style:parent-style-name="Standard">
      <style:paragraph-properties fo:text-align="start" style:justify-single-word="false"/>
      <style:text-properties officeooo:rsid="000fd1bf" officeooo:paragraph-rsid="000fd1bf"/>
    </style:style>
    <style:style style:name="T1" style:family="text">
      <style:text-properties officeooo:rsid="000d7322"/>
    </style:style>
    <style:style style:name="T2" style:family="text">
      <style:text-properties officeooo:rsid="000eda4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d7322" style:font-style-asian="italic" style:font-style-complex="italic"/>
    </style:style>
    <style:style style:name="T5" style:family="text">
      <style:text-properties fo:font-style="italic" officeooo:rsid="000fd1bf" style:font-style-asian="italic" style:font-style-complex="italic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officeooo:rsid="000f0d75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fd1bf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écnicas de Busca e Ordena ̧cão</text:p>
      <text:p text:style-name="P1">Roteiro de Laboratúrio 1 – Aquecimento</text:p>
      <text:p text:style-name="P1"/>
      <text:p text:style-name="P1"/>
      <text:p text:style-name="P8"/>
      <text:p text:style-name="P8">Todas as pastas possuem makefile próprios para execução de cada arquivo em suas respectivas pastas de atividade: 01, 02 e 03.</text:p>
      <text:p text:style-name="P1"/>
      <text:p text:style-name="P4">1. Crivo de Eratóstenes <text:span text:style-name="T2">(01)</text:span>:</text:p>
      <text:p text:style-name="P2">1.1 – Criado e nomeado como <text:span text:style-name="T3">crivo.h</text:span>, dentro da pasta <text:span text:style-name="T3">tipos</text:span>.</text:p>
      <text:p text:style-name="P2">1.2 – Criado e nomeado como <text:span text:style-name="T6">main.c</text:span>.</text:p>
      <text:p text:style-name="P2">1.3 – Um <text:span text:style-name="T3">array</text:span> alocado dinamicamente.</text:p>
      <text:p text:style-name="P2">1.4 – Todos os tipos <text:span text:style-name="T3">bit</text:span>, <text:span text:style-name="T3">char</text:span> e <text:span text:style-name="T3">int</text:span> foram implementados e estão separados na pasta tipos.</text:p>
      <text:p text:style-name="P2">1.5 – Na verdade, foi sim, devido ao tamanho de memória ocupado por cada tipo, acredito que esteja bem dentro do esperado.</text:p>
      <text:p text:style-name="P2">1.6 – A tabela esta na pasta do exercício, com o nome de <text:span text:style-name="T3">template_time.txt</text:span>, junto do <text:span text:style-name="T3">template_mem.txt</text:span>.</text:p>
      <text:p text:style-name="P2">1.7 – <text:span text:style-name="T2">Diria que exponencialmente, devido ao estouro nos valores de tempo de execução </text:span><text:span text:style-name="T7">e como o código funcion para percorrer o array. O(N*N).</text:span></text:p>
      <text:p text:style-name="P2"/>
      <text:p text:style-name="P5">2. Problema de Josefo (02):</text:p>
      <text:p text:style-name="P6">2.1 – Criado e nomeado como <text:span text:style-name="T3">list.h</text:span>, dentro da pata <text:span text:style-name="T3">lista</text:span>.</text:p>
      <text:p text:style-name="P6">2.2 – Criado e nomeado como <text:span text:style-name="T3">testa_lista.c</text:span>.</text:p>
      <text:p text:style-name="P6">2.3 – O tipo de <text:span text:style-name="T3">lista encadeada</text:span>, pois evita percorrer posicões desnecessárias, removendo-as quando conveniente.</text:p>
      <text:p text:style-name="P6">2.4 – Sim, o tipo array, ele consumiu menos menória, <text:span text:style-name="T7">mas foi mais lento.</text:span></text:p>
      <text:p text:style-name="P7">2.5 – <text:span text:style-name="T1">A tabela esta na pasta do exercício, com o nome de </text:span><text:span text:style-name="T4">template_mem.txt</text:span><text:span text:style-name="T1">.</text:span></text:p>
      <text:p text:style-name="P7">2.6 - <text:s/><text:span text:style-name="T1">A tabela esta na pasta do exercício, com o nome de </text:span><text:span text:style-name="T4">template_time.txt.</text:span></text:p>
      <text:p text:style-name="P7"><text:span text:style-name="T4">2.</text:span><text:span text:style-name="T3">7 – É </text:span><text:span text:style-name="T8">quadrática</text:span><text:span text:style-name="T3">. </text:span><text:span text:style-name="T8">O(N*M);</text:span></text:p>
      <text:p text:style-name="P7"><text:span text:style-name="T3"/></text:p>
      <text:p text:style-name="P3"><text:span text:style-name="T3">3. Dijkstra’s 2-stack (03):</text:span></text:p>
      <text:p text:style-name="P7"><text:span text:style-name="T3">3.1 – </text:span><text:span text:style-name="T9">Criado e nomeado como</text:span><text:span text:style-name="T5"> stack.h e stack.h.</text:span></text:p>
      <text:p text:style-name="P8"><text:span text:style-name="T3">3.2 – </text:span><text:span text:style-name="T8">A pilha é genérica, então ela aceita ambos os tipo</text:span><text:span text:style-name="T3"> double e char.</text:span></text:p>
      <text:p text:style-name="P8"><text:span text:style-name="T3">3.3 – </text:span><text:span text:style-name="T8">Implementado e utilizado com o arquivo</text:span><text:span text:style-name="T3"> testa_pilha.c.</text:span></text:p>
      <text:p text:style-name="P7"><text:span text:style-name="T3"/></text:p>
      <text:p text:style-name="P7"><text:span text:style-name="T3"/></text:p>
      <text:p text:style-name="P6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08:45:47.686771286</meta:creation-date>
    <dc:date>2024-11-13T09:26:16.975542009</dc:date>
    <meta:editing-duration>PT8M8S</meta:editing-duration>
    <meta:editing-cycles>1</meta:editing-cycles>
    <meta:document-statistic meta:table-count="0" meta:image-count="0" meta:object-count="0" meta:page-count="1" meta:paragraph-count="23" meta:word-count="248" meta:character-count="1497" meta:non-whitespace-character-count="1255"/>
    <meta:generator>LibreOffice/7.3.7.2$Linux_X86_64 LibreOffice_project/30$Build-2</meta:generator>
  </office:meta>
</office:document-meta>
</file>